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32803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702" calcext:value-type="float">
            <text:p>66.3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803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12288" calcext:value-type="float">
            <text:p>66.3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803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6352" calcext:value-type="float">
            <text:p>66.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803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60472" calcext:value-type="float">
            <text:p>66.26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803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36088" calcext:value-type="float">
            <text:p>66.23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803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202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0256" calcext:value-type="float">
            <text:p>66.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803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78176" calcext:value-type="float">
            <text:p>66.17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803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2018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50744" calcext:value-type="float">
            <text:p>66.15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803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2017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08656" calcext:value-type="float">
            <text:p>66.20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803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2016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2636" calcext:value-type="float">
            <text:p>66.12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803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201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86736" calcext:value-type="float">
            <text:p>66.08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803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201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92832" calcext:value-type="float">
            <text:p>66.09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803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201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98344" calcext:value-type="float">
            <text:p>65.99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803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201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1768" calcext:value-type="float">
            <text:p>65.9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803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2010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76424" calcext:value-type="float">
            <text:p>65.87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803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200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2156" calcext:value-type="float">
            <text:p>65.8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803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200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27656" calcext:value-type="float">
            <text:p>65.82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803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2007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72992" calcext:value-type="float">
            <text:p>67.3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803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200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3584" calcext:value-type="float">
            <text:p>66.0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803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200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79472" calcext:value-type="float">
            <text:p>65.87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803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200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4816" calcext:value-type="float">
            <text:p>65.96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803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200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62936" calcext:value-type="float">
            <text:p>66.16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803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2001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81808" calcext:value-type="float">
            <text:p>66.28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0" meta:object-count="0"/>
    <meta:user-defined meta:name="AppVersion">3.0</meta:user-defined>
  </office:meta>
</office:document-meta>
</file>